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rsid="000dd129" officeooo:paragraph-rsid="0021f56a"/>
    </style:style>
    <style:style style:name="P4" style:family="paragraph" style:parent-style-name="Text_20_body">
      <style:text-properties officeooo:rsid="000dd129" officeooo:paragraph-rsid="00220615"/>
    </style:style>
    <style:style style:name="P5" style:family="paragraph" style:parent-style-name="Text_20_body">
      <style:text-properties officeooo:rsid="000dd129" officeooo:paragraph-rsid="0022f30a"/>
    </style:style>
    <style:style style:name="P6" style:family="paragraph" style:parent-style-name="Text_20_body">
      <style:text-properties officeooo:rsid="000dd129" officeooo:paragraph-rsid="002567d4"/>
    </style:style>
    <style:style style:name="P7" style:family="paragraph" style:parent-style-name="Text_20_body">
      <style:text-properties officeooo:rsid="000dd129" officeooo:paragraph-rsid="002643e4"/>
    </style:style>
    <style:style style:name="P8" style:family="paragraph" style:parent-style-name="Text_20_body">
      <style:text-properties officeooo:rsid="000dd129" officeooo:paragraph-rsid="0027031c"/>
    </style:style>
    <style:style style:name="P9" style:family="paragraph" style:parent-style-name="Text_20_body">
      <style:text-properties officeooo:rsid="000dd129" officeooo:paragraph-rsid="002857e5"/>
    </style:style>
    <style:style style:name="P10" style:family="paragraph" style:parent-style-name="Text_20_body">
      <style:text-properties officeooo:paragraph-rsid="001e3e8d"/>
    </style:style>
    <style:style style:name="P11" style:family="paragraph" style:parent-style-name="Text_20_body">
      <style:text-properties officeooo:rsid="001ec4c6" officeooo:paragraph-rsid="001ec4c6"/>
    </style:style>
    <style:style style:name="P12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ramming Fundamentals -</text:p>
      <text:p text:style-name="P12">Assignment 2</text:p>
      <text:p text:style-name="P10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3"><text:soft-page-break/>Q3)</text:p>
      <text:p text:style-name="P3">Identity Conversion</text:p>
      <text:p text:style-name="P3">this happen between same types. Free assign identifier can again to a same type identifier. When</text:p>
      <text:p text:style-name="P3">this happen its call Identity Conversion occurs.</text:p>
      <text:p text:style-name="P3">Int x = 10;</text:p>
      <text:p text:style-name="P3">int y =x;</text:p>
      <text:p text:style-name="P3">jls 5.1.1. =&gt; A conversion from a type to that same type is permitted for any type.</text:p>
      <text:p text:style-name="P3"/>
      <text:p text:style-name="P4">Q4)</text:p>
      <text:p text:style-name="P4">Primitive widening Conversion</text:p>
      <text:p text:style-name="P4">1. occur between primitive data types</text:p>
      <text:p text:style-name="P4">2. capacity of the type increase as byte&lt;shote&lt;char&lt;int&lt;long&lt;float&lt;double</text:p>
      <text:p text:style-name="P4">3. concept says smaller capacity data type can convert to larger type</text:p>
      <text:p text:style-name="P4">4. when value assign to a larger type, smaller type value convert to larger type</text:p>
      <text:p text:style-name="P4"/>
      <text:p text:style-name="P5">Q5)</text:p>
      <text:p text:style-name="P5">Compile-time constant =&gt;Value of these constants are determine by compiler in compile time</text:p>
      <text:p text:style-name="P5">•<text:tab/>final int x=10;</text:p>
      <text:p text:style-name="P5">run-time constant =&gt; Compiler cant determine these values. Value of these constants are determine</text:p>
      <text:p text:style-name="P5">and assign in runtime.</text:p>
      <text:p text:style-name="P5">•<text:tab/>Final int x = abc(); =&gt; compiler compile this statement without assigning value to x, but in</text:p>
      <text:p text:style-name="P5">run time by this method value assign to x</text:p>
      <text:p text:style-name="P5"/>
      <text:p text:style-name="P6">Q6)</text:p>
      <text:p text:style-name="P6">Implicit (Automatic) Narrowing Primitive Conversions1. Occurs If the larger type assigning value is with in the range of smaller data type.</text:p>
      <text:p text:style-name="P6">2. occurs if the value is constant in compile time.</text:p>
      <text:p text:style-name="P6">3. This happen only between byte,short, int,char</text:p>
      <text:p text:style-name="P6">Explicit Narrowing Conversions (Casting)</text:p>
      <text:p text:style-name="P6">1. this occur when going to assign larger type value to a smaller type.</text:p>
      <text:p text:style-name="P6">2. if larger type value is not within the smaller type capacity range and still value assign to smaller</text:p>
      <text:p text:style-name="P6">type its call primitive data conversion (Casting) =&gt; this is defer</text:p>
      <text:p text:style-name="P6"><text:soft-page-break/>3. when this happen data loss can be occur.</text:p>
      <text:p text:style-name="P6"/>
      <text:p text:style-name="P7">Q7)</text:p>
      <text:p text:style-name="P7">1. In long data type data saving method is deferent from float data saving method</text:p>
      <text:p text:style-name="P7">2. Float type is design to store floating point values. If floating points are not considering last</text:p>
      <text:p text:style-name="P7">floating points it does not change the value in considerable amount. So in float type if its going save</text:p>
      <text:p text:style-name="P7">large amount of floating points this type is not consider last floating points. Because of this the</text:p>
      <text:p text:style-name="P7">value is not 100% accurate.</text:p>
      <text:p text:style-name="P7">3. when long data type assign to float data type 64 bit structure change and the number is change as</text:p>
      <text:p text:style-name="P7">a floating point number. After change to a floating pint number if there are more than 23 floating</text:p>
      <text:p text:style-name="P7">points remove the last floating points and store the value in floating point structure. This can occur</text:p>
      <text:p text:style-name="P7">data lost and can be not 100% accurate.</text:p>
      <text:p text:style-name="P7">4. This saving is happen as Exponent saving and Fraction saving.</text:p>
      <text:p text:style-name="P7"/>
      <text:p text:style-name="P8">Q8)</text:p>
      <text:p text:style-name="P8">Long data type need 64 bit large space to store values. If long take as default it take unnecessary</text:p>
      <text:p text:style-name="P8">data space. If take byte or short there data capacity is not enough. So when When come to double it</text:p>
      <text:p text:style-name="P8">is mostly use to store large values. And accuracy level of double is higher than float. And can store</text:p>
      <text:p text:style-name="P8">more large values than float.</text:p>
      <text:p text:style-name="P8"/>
      <text:p text:style-name="P9">Q9)</text:p>
      <text:p text:style-name="P9">Data range of byte, short, char and int is all most equal. there is no large gapes between capacity.</text:p>
      <text:p text:style-name="P9">But long is far more deferent. If long data type is able with narrow primitive conversion Data loss</text:p>
      <text:p text:style-name="P9">can be occur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9:27:07.733809854</dc:date>
    <meta:editing-duration>PT1H10M26S</meta:editing-duration>
    <meta:editing-cycles>10</meta:editing-cycles>
    <meta:document-statistic meta:table-count="0" meta:image-count="0" meta:object-count="0" meta:page-count="3" meta:paragraph-count="75" meta:word-count="701" meta:character-count="4150" meta:non-whitespace-character-count="3524"/>
  </office:meta>
</office:document-meta>
</file>